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40000046D3A066EEC61D832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c0ad90ce-7fff-28da-8ed3-acb656557617"/><text:span text:style-name="T1"><draw:frame draw:style-name="fr1" draw:name="Image1" text:anchor-type="as-char" svg:width="6.8799in" svg:height="5.6819in" draw:z-index="0"><draw:image xlink:href="Pictures/10000001000004D40000046D3A066EEC61D8325F.png" xlink:type="simple" xlink:show="embed" xlink:actuate="onLoad" draw:mime-type="image/png"/></draw:frame></text:span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0T09:00:43.680000000</dc:date>
    <meta:editing-duration>PT18H39M5S</meta:editing-duration>
    <meta:editing-cycles>1</meta:editing-cycles>
    <meta:document-statistic meta:table-count="0" meta:image-count="1" meta:object-count="0" meta:page-count="1" meta:paragraph-count="1" meta:word-count="0" meta:character-count="1" meta:non-whitespace-character-count="0"/>
    <meta:generator>LibreOffice/7.3.4.2$Windows_X86_64 LibreOffice_project/728fec16bd5f605073805c3c9e7c4212a0120dc5</meta:generator>
  </office:meta>
</office:document-meta>
</file>